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26pt solid #008080" fo:padding="0.085cm" style:vertical-align="middle"/>
    </style:style>
    <style:style style:name="ce7" style:family="table-cell" style:parent-style-name="Default">
      <style:table-cell-properties fo:wrap-option="wrap" fo:border="0.26pt solid #008080" fo:padding="0.085cm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26pt solid #008080" fo:padding="0.085cm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5" office:value-type="string">
              <text:p>Name</text:p>
            </table:table-cell>
            <table:table-cell table:style-name="ce5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10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6" office:value-type="string">
            <text:p>Video at very low definition and flash sorenson format</text:p>
          </table:table-cell>
          <table:table-cell table:style-name="ce6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64k -b 28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240p_mp4</text:p>
          </table:table-cell>
          <table:table-cell table:style-name="ce7" office:value-type="string">
            <text:p>Video at very low definition and portable mp4 format</text:p>
          </table:table-cell>
          <table:table-cell table:style-name="ce7" office:value-type="string">
            <text:p>mp4 container, double-pass h264 video baseline coding, between 512 and 800kbps, aac audio at 96kbps and 44KHz, 426x240 pixels on 16:9, 25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20x240</text:p>
          </table:table-cell>
          <table:table-cell table:style-name="ce1" office:value-type="string">
            <text:p>426x24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512k -maxrate:v 800k -bufsize 10M -profile:v baseline -strict experimental -f rawvideo -acodec copy /dev/null</text:p>
          </table:table-cell>
          <table:table-cell table:style-name="ce16" office:value-type="string">
            <text:p>avconv -y -v info -i %%SOURCE%% -pass 2 -s %%SIZE%% -codec:v libx264 -b:v 512k -maxrate:v 800k -bufsize 10M -profile:v baseline -strict experimental -f mp4 -codec:a aac -ar 44100 -ac 2 -b:a 96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video</text:p>
          </table:table-cell>
          <table:table-cell table:style-name="ce3" office:value-type="string">
            <text:p>video_360p_mp4</text:p>
          </table:table-cell>
          <table:table-cell table:style-name="ce8" office:value-type="string">
            <text:p>Video at low definition and portable mp4 format</text:p>
          </table:table-cell>
          <table:table-cell table:style-name="ce8" office:value-type="string">
            <text:p>mp4 container, double-pass h264 video main coding, between 800Kbps and 2Mbps, aac audio at 96kbps and 44KHz, 640x360 pixels on 16:9, 25fps</text:p>
          </table:table-cell>
          <table:table-cell table:style-name="ce3" office:value-type="string">
            <text:p>mp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80x360</text:p>
          </table:table-cell>
          <table:table-cell table:style-name="ce3" office:value-type="string">
            <text:p>640x360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avconv -y -v info -i %%SOURCE%% -pass 1 -s %%SIZE%% -codec:v libx264 -b:v 800k -maxrate:v 2M -bufsize 20M -profile:v main -strict experimental -f rawvideo -acodec copy /dev/null</text:p>
          </table:table-cell>
          <table:table-cell table:style-name="ce17" office:value-type="string">
            <text:p>avconv -y -v info -i %%SOURCE%% -pass 2 -s %%SIZE%% -codec:v libx264 -b:v 800k -maxrate:v 2M -bufsize 20M -profile:v main -strict experimental -f mp4 -codec:a aac -ar 44100 -ac 2 -b:a 128k %%DESTINATION%%.mp4</text:p>
          </table:table-cell>
          <table:table-cell table:style-name="ce17" table:number-columns-repeated="2"/>
          <table:table-cell table:style-name="ce17" office:value-type="string">
            <text:p>rm %%DESTINATION%%.mp4</text:p>
          </table:table-cell>
          <table:table-cell table:style-name="ce12" table:number-columns-repeated="100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480p_mp4</text:p>
          </table:table-cell>
          <table:table-cell table:style-name="ce7" office:value-type="string">
            <text:p>Video at standard definition and portable mp4 format</text:p>
          </table:table-cell>
          <table:table-cell table:style-name="ce7" office:value-type="string">
            <text:p>mp4 container, double-pass h264 video main coding, between 2 and 4Mbps, aac audio at 128kbps and 44KHz, 854x4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40x480</text:p>
          </table:table-cell>
          <table:table-cell table:style-name="ce1" office:value-type="string">
            <text:p>854x4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2M -maxrate:v 4M -bufsize 3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2M -maxrate:v 4M -bufsize 30M -profile:v main -strict experimental -f mp4 -codec:a aac -ar 44100 -ac 2 -b:a 128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720p_mp4</text:p>
          </table:table-cell>
          <table:table-cell table:style-name="ce7" office:value-type="string">
            <text:p>Video at high definition and portable mp4 format</text:p>
          </table:table-cell>
          <table:table-cell table:style-name="ce7" office:value-type="string">
            <text:p>mp4 container, double-pass h264 video main coding, between 4 and 8Mbps, aac audio at 192kbps and 44KHz, 1280x72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0x720</text:p>
          </table:table-cell>
          <table:table-cell table:style-name="ce1" office:value-type="string">
            <text:p>1280x72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4M -maxrate:v 8M -bufsize 4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4M -maxrate:v 8M -bufsize 4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1080p_mp4</text:p>
          </table:table-cell>
          <table:table-cell table:style-name="ce7" office:value-type="string">
            <text:p>Video at full-hd definition and portable mp4 format</text:p>
          </table:table-cell>
          <table:table-cell table:style-name="ce7" office:value-type="string">
            <text:p>mp4 container, double-pass h264 video main coding, between 8 and 12Mbps, aac audio at 192kbps and 44KHz, 1920x10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8M -maxrate:v 12M -bufsize 8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8M -maxrate:v 12M -bufsize 8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6" office:value-type="string">
            <text:p>Video at very low definition and webm opensource format</text:p>
          </table:table-cell>
          <table:table-cell table:style-name="ce6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64k -b:v 280k -s %%SIZE%%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6" office:value-type="string">
            <text:p>Video at low definition and webm opensource format</text:p>
          </table:table-cell>
          <table:table-cell table:style-name="ce6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%%DESTINATION%%.mp4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6" office:value-type="string">
            <text:p>Video at standard definition webm opensource format</text:p>
          </table:table-cell>
          <table:table-cell table:style-name="ce6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6" office:value-type="string">
            <text:p>Video at high definition and webm opensource format</text:p>
          </table:table-cell>
          <table:table-cell table:style-name="ce6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6" office:value-type="string">
            <text:p>Video at full-hd definition and webm opensource format</text:p>
          </table:table-cell>
          <table:table-cell table:style-name="ce6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6" office:value-type="string">
            <text:p>Video at very low definition and mpeg broadcast format</text:p>
          </table:table-cell>
          <table:table-cell table:style-name="ce6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6" office:value-type="string">
            <text:p>Video at low definition and mpeg broadcast format</text:p>
          </table:table-cell>
          <table:table-cell table:style-name="ce6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6" office:value-type="string">
            <text:p>Video at standard definition mpeg broadcast format</text:p>
          </table:table-cell>
          <table:table-cell table:style-name="ce6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6" office:value-type="string">
            <text:p>Video at high definition and mpeg broadcast format</text:p>
          </table:table-cell>
          <table:table-cell table:style-name="ce6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6" office:value-type="string">
            <text:p>Video at full-hd definition and mpeg broadcast format</text:p>
          </table:table-cell>
          <table:table-cell table:style-name="ce6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64k_mp3</text:p>
          </table:table-cell>
          <table:table-cell table:style-name="ce6" office:value-type="string">
            <text:p>Audio track only, with low quality</text:p>
          </table:table-cell>
          <table:table-cell table:style-name="ce6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128k_mp3</text:p>
          </table:table-cell>
          <table:table-cell table:style-name="ce6" office:value-type="string">
            <text:p>Audio track only, with standard quality</text:p>
          </table:table-cell>
          <table:table-cell table:style-name="ce6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v0_mp3</text:p>
          </table:table-cell>
          <table:table-cell table:style-name="ce6" office:value-type="string">
            <text:p>Audio track only, with highest mp3 quality</text:p>
          </table:table-cell>
          <table:table-cell table:style-name="ce6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64k_vorbis</text:p>
          </table:table-cell>
          <table:table-cell table:style-name="ce6" office:value-type="string">
            <text:p>Audio track only, with low quality and opensource vorbis codec</text:p>
          </table:table-cell>
          <table:table-cell table:style-name="ce6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128k_vorbis</text:p>
          </table:table-cell>
          <table:table-cell table:style-name="ce6" office:value-type="string">
            <text:p>Audio track only, with standard quality and opensource vorbis codec</text:p>
          </table:table-cell>
          <table:table-cell table:style-name="ce6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v0_vorbis</text:p>
          </table:table-cell>
          <table:table-cell table:style-name="ce6" office:value-type="string">
            <text:p>Audio track only, with highest quality and opensource vorbis codec</text:p>
          </table:table-cell>
          <table:table-cell table:style-name="ce6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64k_aac</text:p>
          </table:table-cell>
          <table:table-cell table:style-name="ce6" office:value-type="string">
            <text:p>Audio track only, with low quality and aac codec</text:p>
          </table:table-cell>
          <table:table-cell table:style-name="ce6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128k_aac</text:p>
          </table:table-cell>
          <table:table-cell table:style-name="ce6" office:value-type="string">
            <text:p>Audio track only, with standard quality and aac codec</text:p>
          </table:table-cell>
          <table:table-cell table:style-name="ce6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3" office:value-type="string">
            <text:p>video</text:p>
          </table:table-cell>
          <table:table-cell table:style-name="ce2" office:value-type="string">
            <text:p>audio_192k_aac</text:p>
          </table:table-cell>
          <table:table-cell table:style-name="ce6" office:value-type="string">
            <text:p>Audio track only, with highest quality and aac codec</text:p>
          </table:table-cell>
          <table:table-cell table:style-name="ce6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20_original_and_small_thumbs_jpg</text:p>
          </table:table-cell>
          <table:table-cell table:style-name="ce7" office:value-type="string">
            <text:p>20 thumbnails at original size and small size in JPEG</text:p>
          </table:table-cell>
          <table:table-cell table:style-name="ce7" office:value-type="string">
            <text:p>Up to 20 JPEG images at 60% quality, with at least 1 minute between each, at original WxH and at 100x100px</text:p>
          </table:table-cell>
          <table:table-cell table:style-name="ce1" office:value-type="string">
            <text:p>jp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3" office:value-type="float" office:value="40">
            <text:p>40</text:p>
          </table:table-cell>
          <table:table-cell table:style-name="ce16" office:value-type="string">
            <text:p>scripts-thumbnails1</text:p>
          </table:table-cell>
          <table:table-cell table:style-name="ce16" table:number-columns-repeated="4"/>
          <table:table-cell table:style-name="ce11" table:number-columns-repeated="1009"/>
        </table:table-row>
        <table:table-row table:style-name="ro4" table:number-rows-repeated="6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4"/>
          <table:table-cell table:style-name="ce15" table:number-columns-repeated="5"/>
          <table:table-cell table:style-name="ce10" table:number-columns-repeated="1009"/>
        </table:table-row>
        <table:table-row table:style-name="ro4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0" table:number-columns-repeated="1015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2T15:35:59</dc:date>
    <dc:creator>O </dc:creator>
    <meta:editing-duration>PT33M14S</meta:editing-duration>
    <meta:editing-cycles>10</meta:editing-cycles>
    <meta:document-statistic meta:table-count="1" meta:cell-count="341" meta:object-count="0"/>
  </office:meta>
</office:document-meta>
</file>